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444in"/>
    </style:style>
    <style:style style:name="Table1.B" style:family="table-column">
      <style:table-column-properties style:column-width="1.4417in"/>
    </style:style>
    <style:style style:name="Table1.C" style:family="table-column">
      <style:table-column-properties style:column-width="1.9347in"/>
    </style:style>
    <style:style style:name="Table1.D" style:family="table-column">
      <style:table-column-properties style:column-width="2.172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方法 1：均值方差优化（MVO）+ 夏普比率筛选</text:span></text:h>
      <text:h text:style-name="Heading_20_3" text:outline-level="3"><text:span text:style-name="Strong_20_Emphasis">思路</text:span></text:h>
      <text:list text:style-name="L1">
        <text:list-item>
          <text:p text:style-name="P2">先用 MVO 计算不同资产的<text:span text:style-name="Strong_20_Emphasis">最优权重组合</text:span>，以最大化夏普比率（即单位风险下收益最高）。</text:p>
        </text:list-item>
        <text:list-item>
          <text:p text:style-name="P1">然后筛选出<text:span text:style-name="Strong_20_Emphasis">单只股票的历史夏普比率较高的资产</text:span>，避免 MVO 受极端值影响。</text:p>
        </text:list-item>
      </text:list>
      <text:h text:style-name="Heading_20_3" text:outline-level="3"><text:span text:style-name="Strong_20_Emphasis">优势</text:span></text:h>
      <text:p text:style-name="Text_20_body">✅ MVO 在传统金融领域被广泛应用，有<text:span text:style-name="Strong_20_Emphasis">明确的数学基础</text:span>。<text:line-break/>✅ 夏普比率能直接衡量<text:span text:style-name="Strong_20_Emphasis">收益/风险比</text:span>，确保筛选出的资产更优。<text:line-break/>✅ 适合<text:span text:style-name="Strong_20_Emphasis">稳健型投资</text:span>，不会极端偏向高风险资产。</text:p>
      <text:h text:style-name="Heading_20_3" text:outline-level="3"><text:span text:style-name="Strong_20_Emphasis">劣势</text:span></text:h>
      <text:p text:style-name="Text_20_body">❌ MVO 依赖历史数据，可能会过拟合过去的表现，对未来预测能力有限。<text:line-break/>❌ 如果市场进入不同的<text:span text:style-name="Strong_20_Emphasis">波动周期</text:span>（比如牛转熊），MVO 可能会给出不适合的结果。<text:line-break/>❌ 对协方差矩阵敏感，如果数据噪声较多，MVO 计算出的最优组合可能不稳定。</text:p>
      <text:h text:style-name="Heading_20_3" text:outline-level="3"><text:span text:style-name="Strong_20_Emphasis">适用情况</text:span></text:h>
      <text:p text:style-name="Text_20_body">适合<text:span text:style-name="Strong_20_Emphasis">稳健型策略</text:span>，特别是如果你希望减少极端风险，同时确保收益稳健。</text:p>
      <text:p text:style-name="Horizontal_20_Line"/>
      <text:h text:style-name="Heading_20_2" text:outline-level="2"><text:span text:style-name="Strong_20_Emphasis">方法 2：动量筛选 + 波动率筛选</text:span></text:h>
      <text:h text:style-name="Heading_20_3" text:outline-level="3"><text:span text:style-name="Strong_20_Emphasis">思路</text:span></text:h>
      <text:list text:style-name="L2">
        <text:list-item>
          <text:p text:style-name="P4"><text:span text:style-name="Strong_20_Emphasis">选取最近 3-6 个月涨幅最高的股票</text:span>（动量因子，Momentum）。</text:p>
        </text:list-item>
        <text:list-item>
          <text:p text:style-name="P3">剔除波动率（标准差）最高的资产，避免高风险资产影响收益稳定性。</text:p>
        </text:list-item>
      </text:list>
      <text:h text:style-name="Heading_20_3" text:outline-level="3"><text:span text:style-name="Strong_20_Emphasis">优势</text:span></text:h>
      <text:p text:style-name="Text_20_body">✅ 能够捕捉趋势，选出<text:span text:style-name="Strong_20_Emphasis">市场中的强势股</text:span>。<text:line-break/>✅ 适合短中期交易（几天到几周），比 MVO 更灵活，<text:span text:style-name="Strong_20_Emphasis">不会过度依赖历史均值</text:span>。<text:line-break/>✅ 避免了 MVO 的数学假设问题，更贴近市场行为。</text:p>
      <text:h text:style-name="Heading_20_3" text:outline-level="3"><text:span text:style-name="Strong_20_Emphasis">劣势</text:span></text:h>
      <text:p text:style-name="Text_20_body">❌ 动量因子有时会导致买在顶部（FOMO），如果趋势反转，可能会面临回撤。<text:line-break/>❌ 依赖过去的涨幅，可能会受到<text:span text:style-name="Strong_20_Emphasis">短期市场波动影响</text:span>，导致未来收益不确定性增加。<text:line-break/>❌ 不能直接衡量收益与风险的关系（不像夏普比率），可能会误选高风险股票。</text:p>
      <text:h text:style-name="Heading_20_3" text:outline-level="3"><text:span text:style-name="Strong_20_Emphasis">适用情况</text:span></text:h>
      <text:p text:style-name="Text_20_body">适合希望<text:span text:style-name="Strong_20_Emphasis">捕捉市场趋势</text:span>的策略，适用于<text:span text:style-name="Strong_20_Emphasis">中短期（几天到几周）的趋势跟踪</text:span>。</text:p>
      <text:p text:style-name="Horizontal_20_Line"/>
      <text:h text:style-name="Heading_20_2" text:outline-level="2"><text:soft-page-break/><text:span text:style-name="Strong_20_Emphasis">方法 3：索提诺比率（Sortino Ratio）筛选</text:span></text:h>
      <text:h text:style-name="Heading_20_3" text:outline-level="3"><text:span text:style-name="Strong_20_Emphasis">思路</text:span></text:h>
      <text:list text:style-name="L3">
        <text:list-item>
          <text:p text:style-name="P6">计算 Sortino Ratio（仅考虑<text:span text:style-name="Strong_20_Emphasis">向下波动</text:span>的风险，而不是总波动）。</text:p>
        </text:list-item>
        <text:list-item>
          <text:p text:style-name="P5">选出 Sortino Ratio <text:span text:style-name="Strong_20_Emphasis">最高</text:span>的股票，确保收益远大于下行风险。</text:p>
        </text:list-item>
      </text:list>
      <text:p text:style-name="Text_20_body">公式：</text:p>
      <text:p text:style-name="Text_20_body"> Sortino Ratio=σdown​E(R)−Rf​​</text:p>
      <text:p text:style-name="Text_20_body">其中：</text:p>
      <text:list text:style-name="L4">
        <text:list-item>
          <text:p text:style-name="P8">E(R) 是资产的预期收益率</text:p>
        </text:list-item>
        <text:list-item>
          <text:p text:style-name="P8">Rf​ 是无风险利率</text:p>
        </text:list-item>
        <text:list-item>
          <text:p text:style-name="P7">σdown​ 是<text:span text:style-name="Strong_20_Emphasis">只计算亏损方向的标准差</text:span></text:p>
        </text:list-item>
      </text:list>
      <text:h text:style-name="Heading_20_3" text:outline-level="3"><text:span text:style-name="Strong_20_Emphasis">优势</text:span></text:h>
      <text:p text:style-name="Text_20_body">✅ 比夏普比率更合理，因为<text:span text:style-name="Strong_20_Emphasis">它只关注下行风险，而不会惩罚上涨的波动</text:span>。<text:line-break/>✅ 更适合<text:span text:style-name="Strong_20_Emphasis">趋势稳定的策略</text:span>，能有效筛选出“涨得多、跌得少”的资产。<text:line-break/>✅ 对于<text:span text:style-name="Strong_20_Emphasis">长期稳健收益</text:span>的策略更友好，适合中长期持有。</text:p>
      <text:h text:style-name="Heading_20_3" text:outline-level="3"><text:span text:style-name="Strong_20_Emphasis">劣势</text:span></text:h>
      <text:p text:style-name="Text_20_body">❌ 计算复杂度比夏普比率高，可能需要更多数据清理和计算。<text:line-break/>❌ 依赖历史数据，可能无法完全预测未来的市场变动。<text:line-break/>❌ 可能会忽略极端事件带来的尾部风险。</text:p>
      <text:h text:style-name="Heading_20_3" text:outline-level="3"><text:span text:style-name="Strong_20_Emphasis">适用情况</text:span></text:h>
      <text:p text:style-name="Text_20_body">适用于希望降低下行风险，同时仍然享受较高收益的策略，<text:span text:style-name="Strong_20_Emphasis">适合中长期策略（几周到几个月）</text:span>。</text:p>
      <text:p text:style-name="Horizontal_20_Line"/>
      <text:h text:style-name="Heading_20_2" text:outline-level="2"><text:span text:style-name="Strong_20_Emphasis">方法 4：机器学习筛选</text:span></text:h>
      <text:h text:style-name="Heading_20_3" text:outline-level="3"><text:span text:style-name="Strong_20_Emphasis">思路</text:span></text:h>
      <text:list text:style-name="L5">
        <text:list-item>
          <text:p text:style-name="P10">使用<text:span text:style-name="Strong_20_Emphasis">随机森林（Random Forest）或 XGBoost</text:span> 来预测未来 3-6 个月的收益。</text:p>
        </text:list-item>
        <text:list-item>
          <text:p text:style-name="P9">选出<text:span text:style-name="Strong_20_Emphasis">预测收益最高的 30 只股票</text:span>。</text:p>
        </text:list-item>
      </text:list>
      <text:h text:style-name="Heading_20_3" text:outline-level="3"><text:span text:style-name="Strong_20_Emphasis">优势</text:span></text:h>
      <text:p text:style-name="Text_20_body">✅ 机器学习可以综合多种因子（动量、波动率、成交量等），比单纯的公式更灵活。<text:line-break/>✅ 可以避免传统方法的假设限制，更适合非线性市场行为。<text:line-break/>✅ 适合<text:span text:style-name="Strong_20_Emphasis">希望利用数据科学和 AI 的投资者</text:span>。</text:p>
      <text:h text:style-name="Heading_20_3" text:outline-level="3"><text:soft-page-break/><text:span text:style-name="Strong_20_Emphasis">劣势</text:span></text:h>
      <text:p text:style-name="Text_20_body">❌ 需要大量历史数据，训练成本较高。<text:line-break/>❌ 机器学习模型需要定期更新，否则会过拟合过去的数据，影响未来表现。<text:line-break/>❌ 需要调试和优化特征工程，否则效果可能不如简单的因子分析。</text:p>
      <text:h text:style-name="Heading_20_3" text:outline-level="3"><text:span text:style-name="Strong_20_Emphasis">适用情况</text:span></text:h>
      <text:p text:style-name="Text_20_body">适合希望利用 AI 做投资分析的策略，特别适合<text:span text:style-name="Strong_20_Emphasis">中长期策略（几周到几个月）</text:span>。</text:p>
      <text:p text:style-name="Horizontal_20_Line"/>
      <text:h text:style-name="Heading_20_2" text:outline-level="2"><text:span text:style-name="Strong_20_Emphasis">总结：哪种方法更适合你的情况？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方法</text:p>
            </table:table-cell>
            <table:table-cell table:style-name="Table1.A1" office:value-type="string">
              <text:p text:style-name="Table_20_Heading">适合交易尺度</text:p>
            </table:table-cell>
            <table:table-cell table:style-name="Table1.A1" office:value-type="string">
              <text:p text:style-name="Table_20_Heading">优势</text:p>
            </table:table-cell>
            <table:table-cell table:style-name="Table1.A1" office:value-type="string">
              <text:p text:style-name="Table_20_Heading">劣势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VO + 夏普比率</text:span></text:p>
          </table:table-cell>
          <table:table-cell table:style-name="Table1.A1" office:value-type="string">
            <text:p text:style-name="Table_20_Contents">中长期（几周到几个月）</text:p>
          </table:table-cell>
          <table:table-cell table:style-name="Table1.A1" office:value-type="string">
            <text:p text:style-name="Table_20_Contents">风险收益比明确，数学基础扎实</text:p>
          </table:table-cell>
          <table:table-cell table:style-name="Table1.A1" office:value-type="string">
            <text:p text:style-name="Table_20_Contents">依赖历史数据，协方差矩阵不稳定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动量 + 波动率筛选</text:span></text:p>
          </table:table-cell>
          <table:table-cell table:style-name="Table1.A1" office:value-type="string">
            <text:p text:style-name="Table_20_Contents">短中期（几天到几周）</text:p>
          </table:table-cell>
          <table:table-cell table:style-name="Table1.A1" office:value-type="string">
            <text:p text:style-name="Table_20_Contents">捕捉趋势，适合快速轮动</text:p>
          </table:table-cell>
          <table:table-cell table:style-name="Table1.A1" office:value-type="string">
            <text:p text:style-name="Table_20_Contents">可能买在顶部，容易受市场情绪影响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ortino Ratio</text:span></text:p>
          </table:table-cell>
          <table:table-cell table:style-name="Table1.A1" office:value-type="string">
            <text:p text:style-name="Table_20_Contents">中长期（几周到几个月）</text:p>
          </table:table-cell>
          <table:table-cell table:style-name="Table1.A1" office:value-type="string">
            <text:p text:style-name="Table_20_Contents">只关注下行风险，更合理</text:p>
          </table:table-cell>
          <table:table-cell table:style-name="Table1.A1" office:value-type="string">
            <text:p text:style-name="Table_20_Contents">计算复杂，可能忽略尾部风险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机器学习筛选</text:span></text:p>
          </table:table-cell>
          <table:table-cell table:style-name="Table1.A1" office:value-type="string">
            <text:p text:style-name="Table_20_Contents">中长期（几周到几个月）</text:p>
          </table:table-cell>
          <table:table-cell table:style-name="Table1.A1" office:value-type="string">
            <text:p text:style-name="Table_20_Contents">AI 预测更灵活，不受固定公式限制</text:p>
          </table:table-cell>
          <table:table-cell table:style-name="Table1.A1" office:value-type="string">
            <text:p text:style-name="Table_20_Contents">需要大量数据和调参，模型可能过拟合</text:p>
          </table:table-cell>
        </table:table-row>
      </table:table>
      <text:p text:style-name="Text_20_body">如果你刚开始尝试，<text:span text:style-name="Strong_20_Emphasis">MVO + 夏普比率 或者 动量 + 波动率 筛选</text:span>是比较稳妥的选择。<text:line-break/>如果你未来希望进一步优化，可以尝试<text:span text:style-name="Strong_20_Emphasis">Sortino Ratio 或 机器学习筛选</text:span>。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3:58:57.704305647</meta:creation-date>
    <dc:date>2025-02-17T23:59:11.336103000</dc:date>
    <meta:editing-duration>PT18S</meta:editing-duration>
    <meta:editing-cycles>1</meta:editing-cycles>
    <meta:document-statistic meta:table-count="1" meta:image-count="0" meta:object-count="0" meta:page-count="3" meta:paragraph-count="68" meta:word-count="1409" meta:character-count="1669" meta:non-whitespace-character-count="1539"/>
    <meta:generator>LibreOffice/7.4.7.2$Linux_AARCH64 LibreOffice_project/40$Build-2</meta:generator>
  </office:meta>
</office:document-meta>
</file>